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IDS-SR-16 </text:p>
      <text:p text:style-name="P1"/>
      <text:p text:style-name="P1"/>
      <text:p text:style-name="P1">1/ Capacité à vous endormir : </text:p>
      <text:p text:style-name="P1"/>
      <text:p text:style-name="P1">o 0 Je ne mets jamais plus de 30 minutes à m’endormir. </text:p>
      <text:p text:style-name="P1">o 1 Moins de la moitié du temps (3 jours ou moins au cours des 7 derniers jours), je mets au moins 30 minutes à m’endormir. </text:p>
      <text:p text:style-name="P1">o 2 Plus de la moitié du temps (4 jours ou plus au cours des 7 derniers jours), je mets au moins 30 minutes à m’endormir. </text:p>
      <text:p text:style-name="P1">o 3 Plus de la moitié du temps (4 jours ou plus au cours des 7 derniers jours), je mets plus d’une heure à m’endormir. </text:p>
      <text:p text:style-name="P1"/>
      <text:p text:style-name="P1"/>
      <text:p text:style-name="P1">2/ Sommeil pendant la nuit : </text:p>
      <text:p text:style-name="P1"/>
      <text:p text:style-name="P1">o 0 Je ne me réveille pas la nuit. </text:p>
      <text:p text:style-name="P1">o 1 J’ai un sommeil léger et agité avec quelques réveils brefs chaque nuit. </text:p>
      <text:p text:style-name="P1">o 2 Je me réveille au moins une fois par nuit, mais je me rendors facilement. </text:p>
      <text:p text:style-name="P1">o 3 <text:s/>Plus de la moitié du temps (4 jours ou plus au cours des 7 derniers jours), je me réveille plus d’une fois par nuit et reste éveillé(e) 20 minutes ou plus. </text:p>
      <text:p text:style-name="P1"/>
      <text:p text:style-name="P1"/>
      <text:p text:style-name="P1">3/ Réveil avant l’heure prévue : </text:p>
      <text:p text:style-name="P1"/>
      <text:p text:style-name="P1">o 0 La plupart du temps, je me réveille 30 minutes ou moins avant le moment où je dois me lever. </text:p>
      <text:p text:style-name="P1">o 1 Plus de la moitié du temps (4 jours ou plus au cours des 7 derniers jours), je me réveille plus de 30 minutes avant le moment où je dois me lever. </text:p>
      <text:p text:style-name="P1">o 2 Je me réveille presque toujours une heure ou plus avant le moment où je dois me lever, mais je finis par me rendormir. </text:p>
      <text:p text:style-name="P1">o 3 Je me réveille au moins une heure avant le moment où je dois me lever et je n’arrive pas à me rendormir. </text:p>
      <text:p text:style-name="P1"/>
      <text:p text:style-name="P1"/>
      <text:p text:style-name="P1">4/ Sommeil excessif : </text:p>
      <text:p text:style-name="P1"/>
      <text:p text:style-name="P1">o 0 Je ne dors pas plus de 7 à 8 heures par nuit, et je ne fais pas de sieste pendant la journée. </text:p>
      <text:p text:style-name="P1">o 1 Je ne dors pas plus de 10 heures sur 24 heures, siestes comprises. </text:p>
      <text:p text:style-name="P1">o 2 Je ne dors pas plus de 12 heures sur 24 heures, siestes comprises. </text:p>
      <text:p text:style-name="P1">o 3 Je dors plus de 12 heures sur 24 heures, siestes comprises. </text:p>
      <text:p text:style-name="P1"/>
      <text:p text:style-name="P1"/>
      <text:p text:style-name="P1">5/ Tristesse : </text:p>
      <text:p text:style-name="P1"/>
      <text:p text:style-name="P1">o 0 Je ne me sens pas triste. </text:p>
      <text:p text:style-name="P1">o 1 Je me sens triste moins de la moitié du temps (3 jours au moins au cours des 7 derniers jours) </text:p>
      <text:p text:style-name="P1">o 2 Je me sens triste plus de la moitié du temps (4 jours ou plus au cours des 7 derniers jours) </text:p>
      <text:p text:style-name="P1">o 3 Je me sens triste presque tout le temps. </text:p>
      <text:p text:style-name="P1"><text:s/></text:p>
      <text:p text:style-name="P1"><text:s/></text:p>
      <text:p text:style-name="P1"><text:s/></text:p>
      <text:p text:style-name="P1"><text:s/></text:p>
      <text:p text:style-name="P1"><text:soft-page-break/><text:span text:style-name="T1">Veuillez compléter soit le numéro 6 soit le numéro 7 (pas les deux)</text:span> <text:s/></text:p>
      <text:p text:style-name="P1"/>
      <text:p text:style-name="P1">6/ Diminution de l’appétit : </text:p>
      <text:p text:style-name="P1"/>
      <text:p text:style-name="P1">o 0 Mon appétit n’a pas changé. </text:p>
      <text:p text:style-name="P1">o 1 Je mange un peu moins souvent ou en plus petite quantité que d’habitude. </text:p>
      <text:p text:style-name="P1">o 2 Je mange beaucoup moins que d’habitude. </text:p>
      <text:p text:style-name="P1">o 3 Je mange rarement sur 24 heures et seulement en me forçant énormément ou quand on me persuade de manger. </text:p>
      <text:p text:style-name="P1"/>
      <text:p text:style-name="P1"/>
      <text:p text:style-name="P1">7/ Augmentation de l’appétit : </text:p>
      <text:p text:style-name="P1"/>
      <text:p text:style-name="P1">o 0 Mon appétit n’a pas changé. </text:p>
      <text:p text:style-name="P1">o 1 J’éprouve le besoin de manger plus souvent que d’habitude. </text:p>
      <text:p text:style-name="P1">o 2 Je mange régulièrement plus souvent et/ou en plus grosse quantité que d’habitude. </text:p>
      <text:p text:style-name="P1">o 3 J’éprouve un grand besoin de manger plus que d’habitude pendant et entre les repas. </text:p>
      <text:p text:style-name="P1"/>
      <text:p text:style-name="P1"/>
      <text:p text:style-name="P1"><text:span text:style-name="T1">Veuillez compléter soit le numéro 8 soit le numéro 9 (pas les deux)</text:span> <text:s/></text:p>
      <text:p text:style-name="P1"/>
      <text:p text:style-name="P1">8/ Perte de poids (au cours des 15 derniers jours) : <text:s text:c="11"/></text:p>
      <text:p text:style-name="P1">o 0 Mon poids n’a pas changé. <text:s text:c="134"/>o 1 J’ai l’impression d’avoir perdu un peu de poids. <text:s text:c="45"/></text:p>
      <text:p text:style-name="P1">o 2 J’ai perdu 1kg ou plus. <text:s text:c="67"/></text:p>
      <text:p text:style-name="P1">o 3 J’ai perdu plus de 2kg. <text:s text:c="67"/></text:p>
      <text:p text:style-name="P1"/>
      <text:p text:style-name="P1"/>
      <text:p text:style-name="P1">9/ Prise de poids (au cours des 15 derniers jours) : </text:p>
      <text:p text:style-name="P1">o 0 Mon poids n’a pas changé. <text:s/></text:p>
      <text:p text:style-name="P1">o 1 J’ai l’impression d’avoir pris un peu de poids. </text:p>
      <text:p text:style-name="P1">o 2 J’ai pris 1 kg ou plus. </text:p>
      <text:p text:style-name="P1">o 3 J’ai pris plus de 2 kg. <text:s/></text:p>
      <text:p text:style-name="P1"/>
      <text:p text:style-name="P1"/>
      <text:p text:style-name="P1">10/ Concentration/Prise de décisions : </text:p>
      <text:p text:style-name="P1"/>
      <text:p text:style-name="P1">o 0 Il n’y a aucun changement dans ma capacité habituelle à me concentrer ou à prendre des décisions. </text:p>
      <text:p text:style-name="P1">o 1 Je me sens parfois indécis(e) ou je trouve parfois que ma concentration est limitée. </text:p>
      <text:p text:style-name="P1">o 2 La plupart du temps, j’ai du mal à me concentrer ou à prendre des décisions. </text:p>
      <text:p text:style-name="P1">o 3 Je n’arrive pas à me concentrer assez pour lire ou je n’arrive pas à prendre des décisions même si elles sont insignifiantes. </text:p>
      <text:p text:style-name="P1"/>
      <text:p text:style-name="P1"/>
      <text:p text:style-name="P1">11/ Opinion de vous-même : </text:p>
      <text:p text:style-name="P1"/>
      <text:p text:style-name="P1">o 0 Je considère que j’ai autant de valeur que les autres et que je suis aussi méritant(e) que les autres. o 1 Je me fais plus de reproches que d’habitude. </text:p>
      <text:p text:style-name="P1">o 2 Je crois fortement que je cause des problèmes aux autres. </text:p>
      <text:p text:style-name="P1">o 3 Je pense presque tout le temps à mes petits et mes gros défauts. </text:p>
      <text:p text:style-name="P1"/>
      <text:p text:style-name="P1"><text:soft-page-break/>12/ Idées de mort ou de suicide : </text:p>
      <text:p text:style-name="P1"/>
      <text:p text:style-name="P1">o 0 Je ne pense ni au suicide ni à la mort. </text:p>
      <text:p text:style-name="P1">o 1 Je pense que la vie est sans intérêt ou je me demande si elle vaut la peine d’être vécue. </text:p>
      <text:p text:style-name="P1">o 2 Je pense au suicide ou à la mort plusieurs fois par semaine pendant plusieurs minutes. </text:p>
      <text:p text:style-name="P1">o 3 Je pense au suicide ou à la mort plusieurs fois par jour en détail, j’ai envisagé le suicide de manière précise ou j’ai réellement tenté de mettre fin à mes jours. </text:p>
      <text:p text:style-name="P1"/>
      <text:p text:style-name="P1"/>
      <text:p text:style-name="P1">13/ Enthousiasme général : </text:p>
      <text:p text:style-name="P1"/>
      <text:p text:style-name="P1">o 0 Il n’y a pas de changement par rapport à d’habitude dans la manière dont je m’intéresse aux gens ou à mes activités. </text:p>
      <text:p text:style-name="P1">o 1 Je me rends compte que je m’intéresse moins aux gens et à mes activités. </text:p>
      <text:p text:style-name="P1">o 2 Je me rends compte que je n’ai plus d’intérêt que pour une ou deux des activités que j’avais auparavant. </text:p>
      <text:p text:style-name="P1">o 3 Je n’ai pratiquement plus d’intérêt pour les activités que j’avais auparavant. </text:p>
      <text:p text:style-name="P1"><text:s/></text:p>
      <text:p text:style-name="P1"><text:s/></text:p>
      <text:p text:style-name="P1">14/ Energie : </text:p>
      <text:p text:style-name="P1"/>
      <text:p text:style-name="P1">o 0 J’ai autant d’énergie que d’habitude. </text:p>
      <text:p text:style-name="P1">o 1 Je me fatigue plus facilement que d’habitude. </text:p>
      <text:p text:style-name="P1">o 2 Je dois faire un gros effort pour commencer ou terminer mes activités quotidiennes (courses, devoirs, cuisine, travail) </text:p>
      <text:p text:style-name="P1">o 3 Je ne peux vraiment pas faire mes activités quotidiennes parce que je n’ai simplement plus d’énergie. </text:p>
      <text:p text:style-name="P1"/>
      <text:p text:style-name="P1"/>
      <text:p text:style-name="P1">15/ Impression de ralentissement : </text:p>
      <text:p text:style-name="P1"/>
      <text:p text:style-name="P1">o 0 Je pense, je parle et je bouge à la même vitesse que d’habitude. </text:p>
      <text:p text:style-name="P1">o 1 Je trouve que je réfléchis plus lentement ou que ma voix est monotone ou sans intonation. </text:p>
      <text:p text:style-name="P1">o 2 Il me faut plusieurs secondes pour répondre à la plupart des questions et je suis sûr(e) que je réfléchis plus lentement. </text:p>
      <text:p text:style-name="P1">o 3 Je suis souvent incapable de répondre aux questions si je ne fais pas de gros efforts. </text:p>
      <text:p text:style-name="P1"/>
      <text:p text:style-name="P1"/>
      <text:p text:style-name="P1">16/ Impression d’agitation : </text:p>
      <text:p text:style-name="P1"/>
      <text:p text:style-name="P1">o 0 Je ne me sens pas agité(e). </text:p>
      <text:p text:style-name="P1">o 1 Je suis souvent agité(e), je me tords les mains ou j’ai besoin de changer de position quand je suis assis(e). </text:p>
      <text:p text:style-name="P1">o 2 J’éprouve le besoin soudain de bouger et je suis très agité(e). </text:p>
      <text:p text:style-name="P1">o 3 Par moments, je suis incapable de rester assis(e) et j’ai besoin de faire les cent pa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4T17:41:50.42</meta:creation-date>
    <meta:document-statistic meta:table-count="0" meta:image-count="0" meta:object-count="0" meta:page-count="3" meta:paragraph-count="87" meta:word-count="1153" meta:character-count="6097"/>
    <dc:date>2020-04-24T17:42:40.41</dc:date>
    <meta:editing-duration>PT50S</meta:editing-duration>
    <meta:editing-cycles>1</meta:editing-cycles>
    <meta:generator>OpenOffice/4.1.6$Win32 OpenOffice.org_project/416m1$Build-9790</meta:generator>
  </office:meta>
</office:document-meta>
</file>